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9000002E35DAF519A.png" manifest:media-type="image/png"/>
  <manifest:file-entry manifest:full-path="Pictures/10000000000002B9000002F1E029465B.png" manifest:media-type="image/png"/>
  <manifest:file-entry manifest:full-path="Pictures/10000000000001E5000001DEA8F6D20D.png" manifest:media-type="image/png"/>
  <manifest:file-entry manifest:full-path="Pictures/10000000000001EA000001B2A26E6A62.png" manifest:media-type="image/png"/>
  <manifest:file-entry manifest:full-path="Pictures/10000000000001E2000001E398D862E9.png" manifest:media-type="image/png"/>
  <manifest:file-entry manifest:full-path="Pictures/10000000000001D40000018970E0EB4A.png" manifest:media-type="image/png"/>
  <manifest:file-entry manifest:full-path="Pictures/10000000000001AE0000017E948E7DC0.png" manifest:media-type="image/png"/>
  <manifest:file-entry manifest:full-path="Pictures/10000000000002A6000002F153E0BC65.png" manifest:media-type="image/png"/>
  <manifest:file-entry manifest:full-path="Pictures/10000000000002AD000002F1BC9E76E1.png" manifest:media-type="image/png"/>
  <manifest:file-entry manifest:full-path="Pictures/10000000000001F2000001DE3F33B9AD.png" manifest:media-type="image/png"/>
  <manifest:file-entry manifest:full-path="Pictures/10000000000001AD000000F29D87FDBB.png" manifest:media-type="image/png"/>
  <manifest:file-entry manifest:full-path="Pictures/10000000000001A30000012EAE4C2D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char" svg:x="0.004cm" svg:y="0.148cm" svg:width="12.878cm" svg:height="9.282cm" draw:z-index="0"><draw:image xlink:href="Pictures/10000000000001A30000012EAE4C2D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char" svg:x="0.019cm" svg:y="0.102cm" svg:width="12.906cm" svg:height="11.465cm" draw:z-index="1"><draw:image xlink:href="Pictures/10000000000001AE0000017E948E7D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3" text:anchor-type="char" svg:x="0.164cm" svg:y="-0.176cm" svg:width="13.792cm" svg:height="11.582cm" draw:z-index="2"><draw:image xlink:href="Pictures/10000000000001D40000018970E0EB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4" text:anchor-type="char" svg:x="0.18cm" svg:y="0.383cm" svg:width="12.628cm" svg:height="7.123cm" draw:z-index="3"><draw:image xlink:href="Pictures/10000000000001AD000000F29D87FD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char" svg:x="0.235cm" svg:y="0.236cm" svg:width="14.24cm" svg:height="14.27cm" draw:z-index="4"><draw:image xlink:href="Pictures/10000000000001E2000001E398D862E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6" text:anchor-type="char" svg:x="0.639cm" svg:y="0.326cm" svg:width="12.963cm" svg:height="11.481cm" draw:z-index="5"><draw:image xlink:href="Pictures/10000000000001EA000001B2A26E6A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7" text:anchor-type="char" svg:x="0.531cm" svg:y="0cm" svg:width="13.174cm" svg:height="12.645cm" draw:z-index="7"><draw:image xlink:href="Pictures/10000000000001F2000001DE3F33B9A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8" text:anchor-type="char" svg:x="0.582cm" svg:y="0.023cm" svg:width="12.247cm" svg:height="12.07cm" draw:z-index="6"><draw:image xlink:href="Pictures/10000000000001E5000001DEA8F6D2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char" svg:x="0cm" svg:y="-0.647cm" svg:width="16.674cm" svg:height="18.329cm" draw:z-index="8"><draw:image xlink:href="Pictures/10000000000002AD000002F1BC9E76E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Изображение10" text:anchor-type="char" svg:x="0cm" svg:y="-0.325cm" svg:width="17cm" svg:height="18.881cm" draw:z-index="9"><draw:image xlink:href="Pictures/10000000000002A6000002F153E0BC65.png" xlink:type="simple" xlink:show="embed" xlink:actuate="onLoad" draw:mime-type="image/png"/></draw:frame><text:soft-page-break/></text:p>
      <text:p text:style-name="Standard"><draw:frame draw:style-name="fr1" draw:name="Изображение11" text:anchor-type="char" svg:x="0cm" svg:y="-1.441cm" svg:width="17cm" svg:height="18.364cm" draw:z-index="10"><draw:image xlink:href="Pictures/10000000000002B9000002F1E029465B.png" xlink:type="simple" xlink:show="embed" xlink:actuate="onLoad" draw:mime-type="image/png"/></draw:frame><text:soft-page-break/></text:p>
      <text:p text:style-name="Standard"><draw:frame draw:style-name="fr1" draw:name="Изображение12" text:anchor-type="char" svg:x="0.206cm" svg:y="0.415cm" svg:width="17cm" svg:height="18.449cm" draw:z-index="11"><draw:image xlink:href="Pictures/10000000000002A9000002E35DAF519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5:03:38.488503124</meta:creation-date>
    <dc:date>2025-04-11T15:22:08.392371725</dc:date>
    <meta:editing-duration>PT35M4S</meta:editing-duration>
    <meta:editing-cycles>2</meta:editing-cycles>
    <meta:generator>LibreOffice/7.6.7.2$Linux_X86_64 LibreOffice_project/60$Build-2</meta:generator>
    <meta:document-statistic meta:table-count="0" meta:image-count="12" meta:object-count="0" meta:page-count="9" meta:paragraph-count="0" meta:word-count="0" meta:character-count="0" meta:non-whitespace-character-count="0"/>
  </office:meta>
</office:document-meta>
</file>